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0 deg long NonRotating FPA = -90 deg, Azimuth = 90 de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4947559086489E-020" calcext:value-type="float">
            <text:p>4.4947559086489E-02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299169697994E-019" calcext:value-type="float">
            <text:p>1.629916969799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4947559086489E-020" calcext:value-type="float">
            <text:p>4.4947559086489E-02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299169697994E-019" calcext:value-type="float">
            <text:p>1.629916969799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4947559086489E-020" calcext:value-type="float">
            <text:p>4.4947559086489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15.99992659507" calcext:value-type="float">
            <text:p>-3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734049345783343" calcext:value-type="float">
            <text:p>7.34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3015386303" calcext:value-type="float">
            <text:p>1.9347301538630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685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1492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4.56071101545493E-017" calcext:value-type="float">
            <text:p>4.5607110154549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4.56071101545493E-017" calcext:value-type="float">
            <text:p>4.56071101545493E-0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1T14:35:36.414857008</dc:date>
    <dc:creator>Stacha Petrovic</dc:creator>
    <meta:editing-duration>P47DT16H43M40S</meta:editing-duration>
    <meta:editing-cycles>941</meta:editing-cycles>
    <meta:document-statistic meta:table-count="8" meta:cell-count="2810" meta:object-count="0"/>
    <meta:user-defined meta:name="qrichtext">1</meta:user-defined>
  </office:meta>
</office:document-meta>
</file>